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4.9979in"/>
    </style:style>
    <style:style style:name="Table1.B" style:family="table-column">
      <style:table-column-properties style:column-width="0.8361in"/>
    </style:style>
    <style:style style:name="Table1.C" style:family="table-column">
      <style:table-column-properties style:column-width="0.85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Table_20_Contents">
      <style:paragraph-properties fo:margin-top="0in" fo:margin-bottom="0.1965in" style:contextual-spacing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fo:font-size="10pt" style:font-size-asian="10pt" style:font-size-complex="10pt"/>
    </style:style>
    <style:style style:name="P5" style:family="paragraph" style:parent-style-name="Table_20_Heading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Unicode Code Ranges</text:h>
      <text:p text:style-name="P6"><text:a xlink:type="simple" xlink:href="https://docs.oracle.com/cd/B19306_01/server.102/b14225/appunicode.htm#g635384" text:style-name="Internet_20_link" text:visited-style-name="Visited_20_Internet_20_Link"><text:span text:style-name="T1">Table B-1</text:span></text:a><text:span text:style-name="T1"> cont</text:span><text:bookmark text:name="sthref2027"/><text:span text:style-name="T1">ains </text:span><text:bookmark text:name="sthref2028"/><text:span text:style-name="T1">code ranges that have been allocated in Unicode for UTF-16 character codes.</text:span></text:p>
      <text:p text:style-name="P7"><text:bookmark text:name="sthref2029"/><text:bookmark text:name="g635384"/>Table B-1 Unicode Character Code Ranges for UTF-16 Character Code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<text:bookmark text:name="r1c1-t2"/>Types of Characters<text:bookmark text:name="r1c2-t2"/></text:p>
            </table:table-cell>
            <table:table-cell table:style-name="Table1.A1" office:value-type="string">
              <text:p text:style-name="P5">First 16 Bits<text:bookmark text:name="r1c3-t2"/></text:p>
            </table:table-cell>
            <table:table-cell table:style-name="Table1.A1" office:value-type="string">
              <text:p text:style-name="P5">Second 16 Bits<text:bookmark text:name="r2c1-t2"/></text:p>
            </table:table-cell>
          </table:table-row>
        </table:table-header-rows>
        <table:table-row>
          <table:table-cell table:style-name="Table1.A1" office:value-type="string">
            <text:p text:style-name="P3">ASCII</text:p>
          </table:table-cell>
          <table:table-cell table:style-name="Table1.A1" office:value-type="string">
            <text:p text:style-name="P3">0000-007F</text:p>
          </table:table-cell>
          <table:table-cell table:style-name="Table1.A1" office:value-type="string">
            <text:p text:style-name="P4">-<text:bookmark text:name="r3c1-t2"/></text:p>
          </table:table-cell>
        </table:table-row>
        <table:table-row>
          <table:table-cell table:style-name="Table1.A1" office:value-type="string">
            <text:p text:style-name="P3">European (except ASCII), Arabic, Hebrew</text:p>
          </table:table-cell>
          <table:table-cell table:style-name="Table1.A1" office:value-type="string">
            <text:p text:style-name="P3">0080-07FF</text:p>
          </table:table-cell>
          <table:table-cell table:style-name="Table1.A1" office:value-type="string">
            <text:p text:style-name="P4">-<text:bookmark text:name="r4c1-t2"/></text:p>
          </table:table-cell>
        </table:table-row>
        <table:table-row>
          <table:table-cell table:style-name="Table1.A1" office:value-type="string">
            <text:p text:style-name="P3">Iindic, Thai, certain symbols (such as the euro symbol), Chinese, Japanese, Korean</text:p>
          </table:table-cell>
          <table:table-cell table:style-name="Table1.A1" office:value-type="string">
            <text:p text:style-name="P3">0800-0FFF</text:p>
            <text:p text:style-name="P3">1000 - CFFF</text:p>
            <text:p text:style-name="P3">D000 - D7FF</text:p>
            <text:p text:style-name="P3">F900 - FFFF</text:p>
          </table:table-cell>
          <table:table-cell table:style-name="Table1.A1" office:value-type="string">
            <text:p text:style-name="P4">-<text:bookmark text:name="r5c1-t2"/></text:p>
          </table:table-cell>
        </table:table-row>
        <table:table-row>
          <table:table-cell table:style-name="Table1.A1" office:value-type="string">
            <text:p text:style-name="P3">Private Use Area #1</text:p>
          </table:table-cell>
          <table:table-cell table:style-name="Table1.A1" office:value-type="string">
            <text:p text:style-name="P3">E000 - EFFF</text:p>
            <text:p text:style-name="P3">F000 - F8FF</text:p>
          </table:table-cell>
          <table:table-cell table:style-name="Table1.A1" office:value-type="string">
            <text:p text:style-name="P4">-<text:bookmark text:name="r6c1-t2"/></text:p>
          </table:table-cell>
        </table:table-row>
        <table:table-row>
          <table:table-cell table:style-name="Table1.A1" office:value-type="string">
            <text:p text:style-name="P3">Supplementary characters: Additional Chinese, Japanese, and Korean characters; historic characters; musical symbols; mathematical symbols</text:p>
          </table:table-cell>
          <table:table-cell table:style-name="Table1.A1" office:value-type="string">
            <text:p text:style-name="P3">D800 - D8BF</text:p>
            <text:p text:style-name="P3">D8CO - DABF</text:p>
            <text:p text:style-name="P3">DAC0 - DB7F</text:p>
          </table:table-cell>
          <table:table-cell table:style-name="Table1.A1" office:value-type="string">
            <text:p text:style-name="P3">DC00 - DFFF</text:p>
            <text:p text:style-name="P3">DC00 - DFFF</text:p>
            <text:p text:style-name="P4">DC00 - DFFF<text:bookmark text:name="r7c1-t2"/></text:p>
          </table:table-cell>
        </table:table-row>
        <table:table-row>
          <table:table-cell table:style-name="Table1.A1" office:value-type="string">
            <text:p text:style-name="P3">Private Use Area #2</text:p>
          </table:table-cell>
          <table:table-cell table:style-name="Table1.A1" office:value-type="string">
            <text:p text:style-name="P3">DB80 - DBBF</text:p>
            <text:p text:style-name="P3">DBC0 - DBFF</text:p>
          </table:table-cell>
          <table:table-cell table:style-name="Table1.A1" office:value-type="string">
            <text:p text:style-name="P3">DC00 - DFFF</text:p>
            <text:p text:style-name="P3">DC00 - DFF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6:45:23.776794116</meta:creation-date>
    <dc:date>2024-12-18T16:46:23.016746276</dc:date>
    <meta:editing-duration>PT1M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1" meta:paragraph-count="34" meta:word-count="129" meta:character-count="722" meta:non-whitespace-character-count="627"/>
  </office:meta>
</office:document-meta>
</file>